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diaContentGenDecoder.MediaContentGenDecoder( ParserConfig config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diaContentGenDecoder.deserialze( DefaultJSONParser parser , Type type , Object fieldName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12">
            <text:p text:style-name="Table_20_Contents">112</text:p>
          </table:table-cell>
        </table:table-row>
        <table:table-row>
          <table:table-cell office:value-type="string">
            <text:p text:style-name="Table_20_Contents">MediaContentGenDecoder.createInstance( DefaultJSONParser parser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